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a88b0" officeooo:paragraph-rsid="000a88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2T20:13:49.546963891</meta:creation-date>
    <dc:date>2025-03-22T20:14:05.314679557</dc:date>
    <meta:editing-duration>PT15S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  <meta:generator>LibreOffice/7.5.1.2$MacOSX_X86_64 LibreOffice_project/fcbaee479e84c6cd81291587d2ee68cba099e129</meta:generator>
  </office:meta>
</office:document-meta>
</file>